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umnMapRowMapper.createColumnMap( int column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umnMapRowMapper.getColumnValue( ResultSet rs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umnMapRowMapper.getColumnKey( String colum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umnMapRowMapper.mapRow( ResultSet rs , int rowNu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